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2-subtitle">
      <style:graphic-properties draw:fill-color="#ffffff" draw:auto-grow-height="true" fo:min-height="10cm" loext:decorative="false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301cm" svg:y="2.5cm" presentation:class="title" presentation:user-transformed="true">
          <draw:text-box>
            <text:p text:style-name="P1">Revue de projet n°1</text:p>
          </draw:text-box>
        </draw:frame>
        <draw:frame presentation:style-name="pr2" draw:text-style-name="P3" draw:layer="layout" svg:width="25.199cm" svg:height="8.201cm" svg:x="1.4cm" svg:y="5.909cm" presentation:class="subtitle" presentation:user-transformed="true">
          <draw:text-box>
            <text:list text:style-name="L2">
              <text:list-item>
                <text:p text:style-name="P2"><text:span text:style-name="T1">Commun pour l’équipe</text:span></text:p>
              </text:list-item>
              <text:list-item>
                <text:p text:style-name="P2"><text:span text:style-name="T1">Description des cas d’utilisation en charge</text:span></text:p>
              </text:list-item>
              <text:list-item>
                <text:p text:style-name="P2"><text:span text:style-name="T1">Choix technologiques</text:span></text:p>
              </text:list-item>
              <text:list-item>
                <text:p text:style-name="P2"><text:span text:style-name="T1">Structures des données</text:span></text:p>
              </text:list-item>
              <text:list-item>
                <text:p text:style-name="P2"><text:span text:style-name="T1">Architecture logiciel et matériel</text:span></text:p>
              </text:list-item>
              <text:list-item>
                <text:p text:style-name="P2"><text:span text:style-name="T1">Protocole de communication entre sous-systèmes.</text:span></text:p>
              </text:list-item>
              <text:list-item>
                <text:p text:style-name="P2"><text:span text:style-name="T1">Planification</text:span></text:p>
              </text:list-item>
              <text:list-item>
                <text:p text:style-name="P2"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1T0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5">Commun pour l’équipe</text:p>
          </draw:text-box>
        </draw:frame>
        <draw:frame presentation:style-name="pr5" draw:text-style-name="P4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5.619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8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_5f_-background" style:display-name="Lights_-background" style:family="presentation">
      <style:graphic-properties draw:stroke="none" draw:fill="none" style:repeat="stretch"/>
      <style:text-properties style:letter-kerning="true"/>
    </style:style>
    <style:style style:name="Lights_5f_-backgroundobjects" style:display-name="Lights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_5f_-notes" style:display-name="Ligh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ights_5f_-outline1" style:display-name="Lights_-outline1" style:family="presentation">
      <style:graphic-properties draw:stroke="none" draw:fill="none" draw:auto-grow-height="false" draw:fit-to-size="false" style:shrink-to-fit="true">
        <text:list-style style:name="Lights_5f_-outline1" style:display-name="Lights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_5f_-outline2" style:display-name="Lights_-outline2" style:family="presentation" style:parent-style-name="Lights_5f_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Lights_5f_-outline3" style:display-name="Lights_-outline3" style:family="presentation" style:parent-style-name="Lights_5f_-outline2">
      <style:paragraph-properties fo:margin-left="0cm" fo:margin-right="0cm" fo:margin-top="0cm" fo:margin-bottom="0.222cm" fo:text-indent="0cm"/>
      <style:text-properties fo:font-size="18pt" style:font-size-asian="18pt" style:font-size-complex="18pt"/>
    </style:style>
    <style:style style:name="Lights_5f_-outline4" style:display-name="Lights_-outline4" style:family="presentation" style:parent-style-name="Lights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Lights_5f_-outline5" style:display-name="Lights_-outline5" style:family="presentation" style:parent-style-name="Lights_5f_-outline4">
      <style:paragraph-properties fo:margin-left="0cm" fo:margin-right="0cm" fo:margin-top="0cm" fo:margin-bottom="0.074cm" fo:text-indent="0cm"/>
      <style:text-properties fo:font-size="19.8999996185303pt"/>
    </style:style>
    <style:style style:name="Lights_5f_-outline6" style:display-name="Lights_-outline6" style:family="presentation" style:parent-style-name="Lights_5f_-outline5">
      <style:paragraph-properties fo:margin-left="0cm" fo:margin-right="0cm" fo:margin-top="0cm" fo:margin-bottom="0.099cm" fo:text-indent="0cm"/>
      <style:text-properties fo:font-size="26.6000003814697pt"/>
    </style:style>
    <style:style style:name="Lights_5f_-outline7" style:display-name="Lights_-outline7" style:family="presentation" style:parent-style-name="Lights_5f_-outline6">
      <style:paragraph-properties fo:margin-left="0cm" fo:margin-right="0cm" fo:margin-top="0cm" fo:margin-bottom="0.132cm" fo:text-indent="0cm"/>
      <style:text-properties fo:font-size="35.5pt"/>
    </style:style>
    <style:style style:name="Lights_5f_-outline8" style:display-name="Lights_-outline8" style:family="presentation" style:parent-style-name="Lights_5f_-outline7">
      <style:paragraph-properties fo:margin-left="0cm" fo:margin-right="0cm" fo:margin-top="0cm" fo:margin-bottom="0.176cm" fo:text-indent="0cm"/>
      <style:text-properties fo:font-size="47.2999992370606pt"/>
    </style:style>
    <style:style style:name="Lights_5f_-outline9" style:display-name="Lights_-outline9" style:family="presentation" style:parent-style-name="Lights_5f_-outline8">
      <style:paragraph-properties fo:margin-left="0cm" fo:margin-right="0cm" fo:margin-top="0cm" fo:margin-bottom="0.234cm" fo:text-indent="0cm"/>
      <style:text-properties fo:font-size="63.0999984741211pt"/>
    </style:style>
    <style:style style:name="Lights_5f_-subtitle" style:display-name="Lights_-subtitle" style:family="presentation">
      <style:graphic-properties draw:stroke="none" draw:fill="none" draw:fill-image-width="0cm" draw:fill-image-height="0cm" draw:textarea-vertical-align="middle">
        <text:list-style style:name="Lights_5f_-subtitle" style:display-name="Light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_5f_-title" style:display-name="Lights_-title" style:family="presentation">
      <style:graphic-properties draw:stroke="none" draw:fill="none" draw:textarea-vertical-align="middle">
        <text:list-style style:name="Lights_5f_-title" style:display-name="Light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Lights_5f_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38" style:family="presentation" style:parent-style-name="Lights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Lights_5f_-backgroundobjects">
      <style:graphic-properties draw:stroke="none" draw:fill-color="#ffffff" draw:opacity="30%" draw:auto-grow-height="false" fo:min-height="2.476cm" fo:min-width="2.83cm" loext:decorative="false"/>
    </style:style>
    <style:style style:name="Mpr40" style:family="presentation" style:parent-style-name="Lights_5f_-backgroundobjects">
      <style:graphic-properties draw:stroke="none" draw:fill-color="#ffffff" draw:opacity="20%" draw:auto-grow-height="false" fo:min-height="2.122cm" fo:min-width="2.476cm" loext:decorative="false"/>
    </style:style>
    <style:style style:name="Mpr41" style:family="presentation" style:parent-style-name="Lights_5f_-backgroundobjects">
      <style:graphic-properties draw:stroke="none" draw:fill-color="#ffffff" draw:opacity="20%" draw:auto-grow-height="false" fo:min-height="2.652cm" fo:min-width="2.83cm" loext:decorative="false"/>
    </style:style>
    <style:style style:name="Mpr42" style:family="presentation" style:parent-style-name="Lights_5f_-backgroundobjects">
      <style:graphic-properties draw:stroke="none" draw:fill-color="#ffffff" draw:opacity="20%" draw:auto-grow-height="false" fo:min-height="1.414cm" fo:min-width="1.414cm" loext:decorative="false"/>
    </style:style>
    <style:style style:name="Mpr43" style:family="presentation" style:parent-style-name="Lights_5f_-backgroundobjects">
      <style:graphic-properties draw:stroke="none" draw:fill-color="#ffffff" draw:opacity="10%" draw:auto-grow-height="false" fo:min-height="1.414cm" fo:min-width="1.414cm" loext:decorative="false"/>
    </style:style>
    <style:style style:name="Mpr44" style:family="presentation" style:parent-style-name="Lights_5f_-backgroundobjects">
      <style:graphic-properties draw:stroke="none" draw:fill-color="#ffffff" draw:opacity="15%" draw:auto-grow-height="false" fo:min-height="2.476cm" fo:min-width="3.182cm" loext:decorative="false"/>
    </style:style>
    <style:style style:name="Mpr45" style:family="presentation" style:parent-style-name="Lights_5f_-backgroundobjects">
      <style:graphic-properties draw:stroke="none" draw:fill-color="#ffffff" draw:opacity="30%" draw:auto-grow-height="false" fo:min-height="1.414cm" fo:min-width="1.414cm" loext:decorative="false"/>
    </style:style>
    <style:style style:name="Mpr46" style:family="presentation" style:parent-style-name="Lights_5f_-backgroundobjects">
      <style:graphic-properties draw:stroke="none" draw:fill-color="#ffffff" draw:opacity="20%" draw:auto-grow-height="false" fo:min-height="1.656cm" fo:min-width="2.122cm" loext:decorative="false"/>
    </style:style>
    <style:style style:name="Mpr47" style:family="presentation" style:parent-style-name="Lights_5f_-backgroundobjects">
      <style:graphic-properties draw:stroke="none" draw:fill-color="#ffffff" draw:opacity="25%" draw:auto-grow-height="false" fo:min-height="1.768cm" fo:min-width="1.768cm" loext:decorative="false"/>
    </style:style>
    <style:style style:name="Mpr48" style:family="presentation" style:parent-style-name="Lights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Lights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_5f_" style:display-name="Lights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7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_5f_-title" draw:layer="backgroundobjects" svg:width="25cm" svg:height="2.75cm" svg:x="1.5cm" svg:y="3.999cm" presentation:class="title" presentation:placeholder="true">
        <draw:text-box/>
      </draw:frame>
      <draw:frame presentation:style-name="Lights_5f_-outline1" draw:layer="backgroundobjects" svg:width="25cm" svg:height="6cm" svg:x="1.5cm" svg:y="7.249cm" presentation:class="outline" presentation:placeholder="true">
        <draw:text-box/>
      </draw:frame>
      <draw:frame presentation:style-name="Mpr38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8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9" draw:text-style-name="MP8" draw:layer="backgroundobjects" svg:width="4cm" svg:height="3.5cm" svg:x="4cm" svg:y="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9" draw:text-style-name="MP8" draw:layer="backgroundobjects" svg:width="4cm" svg:height="3.5cm" svg:x="20.5cm" svg:y="10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0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1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2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3" draw:text-style-name="MP10" draw:layer="backgroundobjects" svg:width="2cm" svg:height="2cm" svg:x="0cm" svg:y="3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4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5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3" draw:text-style-name="MP10" draw:layer="backgroundobjects" svg:width="2cm" svg:height="2cm" svg:x="26.5cm" svg:y="9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6" draw:text-style-name="MP9" draw:layer="backgroundobjects" svg:width="3cm" svg:height="2.34cm" svg:x="22.5cm" svg:y="1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7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_5f_-title" draw:layer="backgroundobjects" svg:width="17cm" svg:height="9.56cm" svg:x="2cm" svg:y="2.5cm" presentation:class="page"/>
        <draw:frame presentation:style-name="Lights_5f_-notes" draw:layer="backgroundobjects" svg:width="17cm" svg:height="14cm" svg:x="2cm" svg:y="13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09:03:38.880916233</meta:creation-date>
    <meta:editing-duration>PT38M20S</meta:editing-duration>
    <meta:editing-cycles>2</meta:editing-cycles>
    <meta:generator>LibreOffice/24.2.7.2$Linux_X86_64 LibreOffice_project/420$Build-2</meta:generator>
    <dc:title>Lights</dc:title>
    <dc:date>2026-03-02T09:56:35.730833879</dc:date>
    <meta:document-statistic meta:object-count="110"/>
  </office:meta>
</office:document-meta>
</file>